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074cm" table:align="margins"/>
    </style:style>
    <style:style style:name="Table20.A" style:family="table-column">
      <style:table-column-properties style:column-width="3.11cm" style:rel-column-width="13519*"/>
    </style:style>
    <style:style style:name="Table20.B" style:family="table-column">
      <style:table-column-properties style:column-width="11.964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074cm" table:align="margins"/>
    </style:style>
    <style:style style:name="Table21.A" style:family="table-column">
      <style:table-column-properties style:column-width="3.11cm" style:rel-column-width="13519*"/>
    </style:style>
    <style:style style:name="Table21.B" style:family="table-column">
      <style:table-column-properties style:column-width="11.964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074cm" table:align="margins"/>
    </style:style>
    <style:style style:name="Table22.A" style:family="table-column">
      <style:table-column-properties style:column-width="3.11cm" style:rel-column-width="13519*"/>
    </style:style>
    <style:style style:name="Table22.B" style:family="table-column">
      <style:table-column-properties style:column-width="11.964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074cm" table:align="margins"/>
    </style:style>
    <style:style style:name="Table23.A" style:family="table-column">
      <style:table-column-properties style:column-width="3.11cm" style:rel-column-width="13519*"/>
    </style:style>
    <style:style style:name="Table23.B" style:family="table-column">
      <style:table-column-properties style:column-width="11.964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074cm" table:align="margins"/>
    </style:style>
    <style:style style:name="Table24.A" style:family="table-column">
      <style:table-column-properties style:column-width="3.11cm" style:rel-column-width="13519*"/>
    </style:style>
    <style:style style:name="Table24.B" style:family="table-column">
      <style:table-column-properties style:column-width="11.964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074cm" table:align="margins"/>
    </style:style>
    <style:style style:name="Table25.A" style:family="table-column">
      <style:table-column-properties style:column-width="3.11cm" style:rel-column-width="13519*"/>
    </style:style>
    <style:style style:name="Table25.B" style:family="table-column">
      <style:table-column-properties style:column-width="11.964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074cm" table:align="margins"/>
    </style:style>
    <style:style style:name="Table27.A" style:family="table-column">
      <style:table-column-properties style:column-width="3.11cm" style:rel-column-width="13519*"/>
    </style:style>
    <style:style style:name="Table27.B" style:family="table-column">
      <style:table-column-properties style:column-width="11.964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074cm" table:align="margins"/>
    </style:style>
    <style:style style:name="Table28.A" style:family="table-column">
      <style:table-column-properties style:column-width="3.11cm" style:rel-column-width="13519*"/>
    </style:style>
    <style:style style:name="Table28.B" style:family="table-column">
      <style:table-column-properties style:column-width="11.964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074cm" table:align="margins"/>
    </style:style>
    <style:style style:name="Table29.A" style:family="table-column">
      <style:table-column-properties style:column-width="3.11cm" style:rel-column-width="13519*"/>
    </style:style>
    <style:style style:name="Table29.B" style:family="table-column">
      <style:table-column-properties style:column-width="11.964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074cm" table:align="margins"/>
    </style:style>
    <style:style style:name="Table30.A" style:family="table-column">
      <style:table-column-properties style:column-width="3.11cm" style:rel-column-width="13519*"/>
    </style:style>
    <style:style style:name="Table30.B" style:family="table-column">
      <style:table-column-properties style:column-width="11.964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074cm" table:align="margins"/>
    </style:style>
    <style:style style:name="Table31.A" style:family="table-column">
      <style:table-column-properties style:column-width="3.11cm" style:rel-column-width="13519*"/>
    </style:style>
    <style:style style:name="Table31.B" style:family="table-column">
      <style:table-column-properties style:column-width="11.964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074cm" table:align="margins"/>
    </style:style>
    <style:style style:name="Table33.A" style:family="table-column">
      <style:table-column-properties style:column-width="3.11cm" style:rel-column-width="13519*"/>
    </style:style>
    <style:style style:name="Table33.B" style:family="table-column">
      <style:table-column-properties style:column-width="11.964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074cm" table:align="margins"/>
    </style:style>
    <style:style style:name="Table34.A" style:family="table-column">
      <style:table-column-properties style:column-width="3.11cm" style:rel-column-width="13519*"/>
    </style:style>
    <style:style style:name="Table34.B" style:family="table-column">
      <style:table-column-properties style:column-width="11.964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26" style:family="table">
      <style:table-properties style:width="15.074cm" table:align="margins"/>
    </style:style>
    <style:style style:name="Table26.A" style:family="table-column">
      <style:table-column-properties style:column-width="3.11cm" style:rel-column-width="13519*"/>
    </style:style>
    <style:style style:name="Table26.B" style:family="table-column">
      <style:table-column-properties style:column-width="11.964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074cm" table:align="margins"/>
    </style:style>
    <style:style style:name="Table32.A" style:family="table-column">
      <style:table-column-properties style:column-width="3.11cm" style:rel-column-width="13519*"/>
    </style:style>
    <style:style style:name="Table32.B" style:family="table-column">
      <style:table-column-properties style:column-width="11.964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5.074cm" table:align="margins"/>
    </style:style>
    <style:style style:name="Table35.A" style:family="table-column">
      <style:table-column-properties style:column-width="3.11cm" style:rel-column-width="13519*"/>
    </style:style>
    <style:style style:name="Table35.B" style:family="table-column">
      <style:table-column-properties style:column-width="11.964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7" style:family="table">
      <style:table-properties style:width="15.074cm" table:align="margins"/>
    </style:style>
    <style:style style:name="Table37.A" style:family="table-column">
      <style:table-column-properties style:column-width="3.11cm" style:rel-column-width="13519*"/>
    </style:style>
    <style:style style:name="Table37.B" style:family="table-column">
      <style:table-column-properties style:column-width="11.964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074cm" table:align="margins"/>
    </style:style>
    <style:style style:name="Table38.A" style:family="table-column">
      <style:table-column-properties style:column-width="3.11cm" style:rel-column-width="13519*"/>
    </style:style>
    <style:style style:name="Table38.B" style:family="table-column">
      <style:table-column-properties style:column-width="11.964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6" style:family="table">
      <style:table-properties style:width="15.074cm" table:align="margins"/>
    </style:style>
    <style:style style:name="Table36.A" style:family="table-column">
      <style:table-column-properties style:column-width="3.11cm" style:rel-column-width="13519*"/>
    </style:style>
    <style:style style:name="Table36.B" style:family="table-column">
      <style:table-column-properties style:column-width="11.964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074cm" table:align="margins"/>
    </style:style>
    <style:style style:name="Table39.A" style:family="table-column">
      <style:table-column-properties style:column-width="3.11cm" style:rel-column-width="13519*"/>
    </style:style>
    <style:style style:name="Table39.B" style:family="table-column">
      <style:table-column-properties style:column-width="11.964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5.074cm" table:align="margins"/>
    </style:style>
    <style:style style:name="Table40.A" style:family="table-column">
      <style:table-column-properties style:column-width="3.11cm" style:rel-column-width="13519*"/>
    </style:style>
    <style:style style:name="Table40.B" style:family="table-column">
      <style:table-column-properties style:column-width="11.964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5.074cm" table:align="margins"/>
    </style:style>
    <style:style style:name="Table41.A" style:family="table-column">
      <style:table-column-properties style:column-width="3.11cm" style:rel-column-width="13519*"/>
    </style:style>
    <style:style style:name="Table41.B" style:family="table-column">
      <style:table-column-properties style:column-width="11.964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074cm" table:align="margins"/>
    </style:style>
    <style:style style:name="Table42.A" style:family="table-column">
      <style:table-column-properties style:column-width="3.11cm" style:rel-column-width="13519*"/>
    </style:style>
    <style:style style:name="Table42.B" style:family="table-column">
      <style:table-column-properties style:column-width="11.964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074cm" table:align="margins"/>
    </style:style>
    <style:style style:name="Table43.A" style:family="table-column">
      <style:table-column-properties style:column-width="3.11cm" style:rel-column-width="13519*"/>
    </style:style>
    <style:style style:name="Table43.B" style:family="table-column">
      <style:table-column-properties style:column-width="11.964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tab-stops>
          <style:tab-stop style:position="0.776cm"/>
          <style:tab-stop style:position="15.222cm" style:type="right" style:leader-style="dotted" style:leader-text="."/>
        </style:tab-stops>
      </style:paragraph-properties>
    </style:style>
    <style:style style:name="P3" style:family="paragraph" style:parent-style-name="Text_20_body">
      <style:text-properties fo:language="en" fo:country="GB"/>
    </style:style>
    <style:style style:name="P4" style:family="paragraph" style:parent-style-name="Code">
      <style:text-properties style:font-name-asian="Consolas"/>
    </style:style>
    <style:style style:name="P5" style:family="paragraph" style:parent-style-name="Code">
      <style:text-properties fo:language="da" fo:country="DK" style:font-name-asian="Consolas"/>
    </style:style>
    <style:style style:name="P6" style:family="paragraph" style:parent-style-name="Code">
      <style:paragraph-properties fo:margin-left="0cm" fo:margin-right="0cm" fo:text-indent="1.27cm" style:auto-text-indent="false"/>
      <style:text-properties fo:language="da" fo:country="DK"/>
    </style:style>
    <style:style style:name="P7" style:family="paragraph" style:parent-style-name="Table_20_Contents">
      <style:text-properties fo:language="zxx" fo:country="none"/>
    </style:style>
    <style:style style:name="P8" style:family="paragraph" style:parent-style-name="Contents_20_2">
      <style:paragraph-properties>
        <style:tab-stops>
          <style:tab-stop style:position="15.071cm" style:type="right" style:leader-style="dotted" style:leader-text="."/>
        </style:tab-stops>
      </style:paragraph-properties>
    </style:style>
    <style:style style:name="P9" style:family="paragraph" style:parent-style-name="Contents_20_3">
      <style:paragraph-properties>
        <style:tab-stops>
          <style:tab-stop style:position="15.071cm" style:type="right" style:leader-style="dotted" style:leader-text="."/>
        </style:tab-stops>
      </style:paragraph-properties>
    </style:style>
    <style:style style:name="P10" style:family="paragraph" style:parent-style-name="Table_20_Contents">
      <style:text-properties fo:language="zxx" fo:country="none"/>
    </style:style>
    <style:style style:name="P11" style:family="paragraph" style:parent-style-name="Table_20_Contents">
      <style:paragraph-properties style:writing-mode="lr-tb"/>
    </style:style>
    <style:style style:name="P12" style:family="paragraph" style:parent-style-name="Heading_20_2">
      <style:text-properties style:font-name-complex="Calibri"/>
    </style:style>
    <style:style style:name="P13" style:family="paragraph" style:parent-style-name="Heading_20_2">
      <style:paragraph-properties style:writing-mode="lr-tb"/>
    </style:style>
    <style:style style:name="P14" style:family="paragraph" style:parent-style-name="ForsideKunstSkrift" style:master-page-name="MPF0">
      <style:paragraph-properties style:page-number="auto"/>
    </style:style>
    <style:style style:name="P15" style:family="paragraph" style:parent-style-name="Contents_20_1">
      <style:paragraph-properties>
        <style:tab-stops>
          <style:tab-stop style:position="15.071cm" style:type="right" style:leader-style="dotted" style:leader-text="."/>
        </style:tab-stops>
      </style:paragraph-properties>
    </style:style>
    <style:style style:name="P16" style:family="paragraph" style:parent-style-name="Text_20_body">
      <style:paragraph-properties style:writing-mode="lr-tb"/>
    </style:style>
    <style:style style:name="P17"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3"><draw:g text:anchor-type="as-char" svg:y="0cm" draw:z-index="16" draw:name="Group 3" draw:style-name="gr21"><draw:g draw:name="Group 4" draw:style-name="gr2"><draw:custom-shape draw:name="AutoShape 5" draw:style-name="gr22" draw:text-style-name="P17"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17"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17"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17"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17"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17"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17"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17"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17"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17"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17"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17"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17"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17"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17"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17"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17"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17"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17"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17"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17"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17"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 Copyright </text:span></text:span><text:span text:style-name="Default_20_Paragraph_20_Font"><text:span text:style-name="T5"><text:date style:data-style-name="N5108" text:date-value="2012-01-17T20:37:37.83">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text:a xlink:type="simple" xlink:href="#__RefHeading__1_1567338355">1 Overall description<text:tab/>4</text:a></text:p>
          <text:p text:style-name="P8"><text:a xlink:type="simple" xlink:href="#__RefHeading__1472_1541283110">1.1 StandardReturType <text:tab/>4</text:a></text:p>
          <text:p text:style-name="P15"><text:a xlink:type="simple" xlink:href="#__RefHeading__3_1567338355">2 Return codes<text:tab/>5</text:a></text:p>
          <text:p text:style-name="P8"><text:a xlink:type="simple" xlink:href="#__RefHeading__5_1567338355">2.1 200 (OK)<text:tab/>5</text:a></text:p>
          <text:p text:style-name="P8"><text:a xlink:type="simple" xlink:href="#__RefHeading__7_1567338355">2.2 206 (partial success)<text:tab/>5</text:a></text:p>
          <text:p text:style-name="P8"><text:a xlink:type="simple" xlink:href="#__RefHeading__9_1567338355">2.3 400 (Bad request)<text:tab/>5</text:a></text:p>
          <text:p text:style-name="P8"><text:a xlink:type="simple" xlink:href="#__RefHeading__11_1567338355">2.4 500 (Unspecified)<text:tab/>6</text:a></text:p>
          <text:p text:style-name="P8"><text:a xlink:type="simple" xlink:href="#__RefHeading__13_1567338355">2.5 503 (data source unavailable)<text:tab/>6</text:a></text:p>
          <text:p text:style-name="P8"><text:a xlink:type="simple" xlink:href="#__RefHeading__15_1567338355">2.6 501 (Not implemented)<text:tab/>6</text:a></text:p>
          <text:p text:style-name="P8"><text:a xlink:type="simple" xlink:href="#__RefHeading__17_1567338355">2.7 404 (Not found)<text:tab/>6</text:a></text:p>
          <text:p text:style-name="P15"><text:a xlink:type="simple" xlink:href="#__RefHeading__1474_1541283110">3 Part service<text:tab/>7</text:a></text:p>
          <text:p text:style-name="P8"><text:a xlink:type="simple" xlink:href="#__RefHeading__1476_1541283110">3.1 Read<text:tab/>7</text:a></text:p>
          <text:p text:style-name="P9"><text:a xlink:type="simple" xlink:href="#__RefHeading__1907_1541283110">3.1.1 Signature<text:tab/>7</text:a></text:p>
          <text:p text:style-name="P9"><text:a xlink:type="simple" xlink:href="#__RefHeading__1478_1541283110">3.1.2 Parameters<text:tab/>7</text:a></text:p>
          <text:p text:style-name="P9"><text:a xlink:type="simple" xlink:href="#__RefHeading__1480_1541283110">3.1.3 Return value components<text:tab/>7</text:a></text:p>
          <text:p text:style-name="P9"><text:a xlink:type="simple" xlink:href="#__RefHeading__1524_1541283110">3.1.4 Review<text:tab/>7</text:a></text:p>
          <text:p text:style-name="P8"><text:a xlink:type="simple" xlink:href="#__RefHeading__1766_1541283110">3.2 RefreshRead<text:tab/>7</text:a></text:p>
          <text:p text:style-name="P8"><text:a xlink:type="simple" xlink:href="#__RefHeading__1768_1541283110">3.3 List<text:tab/>7</text:a></text:p>
          <text:p text:style-name="P9"><text:a xlink:type="simple" xlink:href="#__RefHeading__1909_1541283110">3.3.1 Signature<text:tab/>8</text:a></text:p>
          <text:p text:style-name="P9"><text:a xlink:type="simple" xlink:href="#__RefHeading__1478_15412831101">3.3.2 Parameters<text:tab/>8</text:a></text:p>
          <text:p text:style-name="P9"><text:a xlink:type="simple" xlink:href="#__RefHeading__1480_15412831101">3.3.3 Return value components<text:tab/>8</text:a></text:p>
          <text:p text:style-name="P9"><text:a xlink:type="simple" xlink:href="#__RefHeading__1524_15412831101">3.3.4 Review<text:tab/>8</text:a></text:p>
          <text:p text:style-name="P8"><text:a xlink:type="simple" xlink:href="#__RefHeading__1770_1541283110">3.4 Search<text:tab/>8</text:a></text:p>
          <text:p text:style-name="P9"><text:a xlink:type="simple" xlink:href="#__RefHeading__1911_1541283110">3.4.1 Signature<text:tab/>8</text:a></text:p>
          <text:p text:style-name="P9"><text:a xlink:type="simple" xlink:href="#__RefHeading__1478_154128311011">3.4.2 Parameters<text:tab/>8</text:a></text:p>
          <text:p text:style-name="P9"><text:a xlink:type="simple" xlink:href="#__RefHeading__1480_154128311011">3.4.3 Return value components<text:tab/>9</text:a></text:p>
          <text:p text:style-name="P9"><text:a xlink:type="simple" xlink:href="#__RefHeading__1524_154128311011">3.4.4 Review<text:tab/>9</text:a></text:p>
          <text:p text:style-name="P8"><text:a xlink:type="simple" xlink:href="#__RefHeading__1772_1541283110">3.5 GetUuid<text:tab/>9</text:a></text:p>
          <text:p text:style-name="P9"><text:a xlink:type="simple" xlink:href="#__RefHeading__1913_1541283110">3.5.1 Signature<text:tab/>9</text:a></text:p>
          <text:p text:style-name="P9"><text:a xlink:type="simple" xlink:href="#__RefHeading__1478_1541283110111">3.5.2 Parameters<text:tab/>9</text:a></text:p>
          <text:p text:style-name="P9"><text:a xlink:type="simple" xlink:href="#__RefHeading__1480_1541283110111">3.5.3 Return value components<text:tab/>9</text:a></text:p>
          <text:p text:style-name="P9"><text:a xlink:type="simple" xlink:href="#__RefHeading__1524_1541283110111">3.5.4 Review<text:tab/>9</text:a></text:p>
          <text:p text:style-name="P15"><text:a xlink:type="simple" xlink:href="#__RefHeading__2188_2114490374">4 Admin service<text:tab/>10</text:a></text:p>
          <text:p text:style-name="P8"><text:a xlink:type="simple" xlink:href="#__RefHeading__2190_2114490374">4.1 RequestAppRegistration<text:tab/>10</text:a></text:p>
          <text:p text:style-name="P9"><text:a xlink:type="simple" xlink:href="#__RefHeading__1913_15412831101">4.1.1 Signature<text:tab/>10</text:a></text:p>
          <text:p text:style-name="P9"><text:a xlink:type="simple" xlink:href="#__RefHeading__1478_15412831101111">4.1.2 Parameters<text:tab/>10</text:a></text:p>
          <text:p text:style-name="P9"><text:a xlink:type="simple" xlink:href="#__RefHeading__1480_15412831101111">4.1.3 Return value components<text:tab/>10</text:a></text:p>
          <text:p text:style-name="P9"><text:a xlink:type="simple" xlink:href="#__RefHeading__1524_15412831101111">4.1.4 Review<text:tab/>10</text:a></text:p>
          <text:p text:style-name="P8"><text:a xlink:type="simple" xlink:href="#__RefHeading__2192_2114490374">4.2 ApproveAppRegistration<text:tab/>10</text:a></text:p>
          <text:p text:style-name="P9"><text:a xlink:type="simple" xlink:href="#__RefHeading__1913_154128311011">4.2.1 Signature<text:tab/>10</text:a></text:p>
          <text:p text:style-name="P9"><text:a xlink:type="simple" xlink:href="#__RefHeading__1478_154128311011111">4.2.2 Parameters<text:tab/>11</text:a></text:p>
          <text:p text:style-name="P9"><text:a xlink:type="simple" xlink:href="#__RefHeading__1480_154128311011111">4.2.3 Return value components<text:tab/>11</text:a></text:p>
          <text:p text:style-name="P9"><text:a xlink:type="simple" xlink:href="#__RefHeading__1524_154128311011111">4.2.4 Review<text:tab/>11</text:a></text:p>
          <text:p text:style-name="P8"><text:a xlink:type="simple" xlink:href="#__RefHeading__2194_2114490374">4.3 ListAppRegistrations<text:tab/>11</text:a></text:p>
          <text:p text:style-name="P9"><text:soft-page-break/><text:a xlink:type="simple" xlink:href="#__RefHeading__1913_1541283110111">4.3.1 Signature<text:tab/>11</text:a></text:p>
          <text:p text:style-name="P9"><text:a xlink:type="simple" xlink:href="#__RefHeading__1478_1541283110111111">4.3.2 Parameters<text:tab/>11</text:a></text:p>
          <text:p text:style-name="P9"><text:a xlink:type="simple" xlink:href="#__RefHeading__1480_1541283110111111">4.3.3 Return value components<text:tab/>11</text:a></text:p>
          <text:p text:style-name="P9"><text:a xlink:type="simple" xlink:href="#__RefHeading__1524_1541283110111111">4.3.4 Review<text:tab/>11</text:a></text:p>
          <text:p text:style-name="P8"><text:a xlink:type="simple" xlink:href="#__RefHeading__2196_2114490374">4.4 UnregisterApp<text:tab/>11</text:a></text:p>
          <text:p text:style-name="P9"><text:a xlink:type="simple" xlink:href="#__RefHeading__1913_15412831101111">4.4.1 Signature<text:tab/>12</text:a></text:p>
          <text:p text:style-name="P9"><text:a xlink:type="simple" xlink:href="#__RefHeading__1478_15412831101111111">4.4.2 Parameters<text:tab/>12</text:a></text:p>
          <text:p text:style-name="P9"><text:a xlink:type="simple" xlink:href="#__RefHeading__1480_15412831101111111">4.4.3 Return value components<text:tab/>12</text:a></text:p>
          <text:p text:style-name="P9"><text:a xlink:type="simple" xlink:href="#__RefHeading__1524_15412831101111111">4.4.4 Review<text:tab/>12</text:a></text:p>
          <text:p text:style-name="P8"><text:a xlink:type="simple" xlink:href="#__RefHeading__1915_2114490374">4.5 GetCapabilities<text:tab/>12</text:a></text:p>
          <text:p text:style-name="P9"><text:a xlink:type="simple" xlink:href="#__RefHeading__1913_154128311011111">4.5.1 Signature<text:tab/>12</text:a></text:p>
          <text:p text:style-name="P9"><text:a xlink:type="simple" xlink:href="#__RefHeading__1478_154128311011111111">4.5.2 Parameters<text:tab/>12</text:a></text:p>
          <text:p text:style-name="P9"><text:a xlink:type="simple" xlink:href="#__RefHeading__1480_154128311011111111">4.5.3 Return value components<text:tab/>12</text:a></text:p>
          <text:p text:style-name="P9"><text:a xlink:type="simple" xlink:href="#__RefHeading__1524_154128311011111111">4.5.4 Review<text:tab/>13</text:a></text:p>
          <text:p text:style-name="P8"><text:a xlink:type="simple" xlink:href="#__RefHeading__2198_2114490374">4.6 IsImplementing<text:tab/>13</text:a></text:p>
          <text:p text:style-name="P9"><text:a xlink:type="simple" xlink:href="#__RefHeading__1913_1541283110111111">4.6.1 Signature<text:tab/>13</text:a></text:p>
          <text:p text:style-name="P9"><text:a xlink:type="simple" xlink:href="#__RefHeading__1478_1541283110111111111">4.6.2 Parameters<text:tab/>13</text:a></text:p>
          <text:p text:style-name="P9"><text:a xlink:type="simple" xlink:href="#__RefHeading__1480_1541283110111111111">4.6.3 Return value components<text:tab/>13</text:a></text:p>
          <text:p text:style-name="P9"><text:a xlink:type="simple" xlink:href="#__RefHeading__1524_1541283110111111111">4.6.4 Review<text:tab/>13</text:a></text:p>
          <text:p text:style-name="P8"><text:a xlink:type="simple" xlink:href="#__RefHeading__2200_2114490374">4.7 GetDataProviderList<text:tab/>13</text:a></text:p>
          <text:p text:style-name="P9"><text:a xlink:type="simple" xlink:href="#__RefHeading__1913_15412831101111111">4.7.1 Signature<text:tab/>13</text:a></text:p>
          <text:p text:style-name="P9"><text:a xlink:type="simple" xlink:href="#__RefHeading__1478_15412831101111111111">4.7.2 Parameters<text:tab/>14</text:a></text:p>
          <text:p text:style-name="P9"><text:a xlink:type="simple" xlink:href="#__RefHeading__1480_15412831101111111111">4.7.3 Return value components<text:tab/>14</text:a></text:p>
          <text:p text:style-name="P9"><text:a xlink:type="simple" xlink:href="#__RefHeading__1524_15412831101111111111">4.7.4 Review<text:tab/>14</text:a></text:p>
          <text:p text:style-name="P8"><text:a xlink:type="simple" xlink:href="#__RefHeading__2202_2114490374">4.8 SetDataProviderList<text:tab/>14</text:a></text:p>
          <text:p text:style-name="P9"><text:a xlink:type="simple" xlink:href="#__RefHeading__1913_154128311011111111">4.8.1 Signature<text:tab/>14</text:a></text:p>
          <text:p text:style-name="P9"><text:a xlink:type="simple" xlink:href="#__RefHeading__1478_154128311011111111111">4.8.2 Parameters<text:tab/>14</text:a></text:p>
          <text:p text:style-name="P9"><text:a xlink:type="simple" xlink:href="#__RefHeading__1480_154128311011111111111">4.8.3 Return value components<text:tab/>14</text:a></text:p>
          <text:p text:style-name="P9"><text:a xlink:type="simple" xlink:href="#__RefHeading__1524_154128311011111111111">4.8.4 Review<text:tab/>14</text:a></text:p>
          <text:p text:style-name="P8"><text:a xlink:type="simple" xlink:href="#__RefHeading__2204_2114490374">4.9 Log<text:tab/>14</text:a></text:p>
          <text:p text:style-name="P9"><text:a xlink:type="simple" xlink:href="#__RefHeading__1913_1541283110111111111">4.9.1 Signature<text:tab/>15</text:a></text:p>
          <text:p text:style-name="P9"><text:a xlink:type="simple" xlink:href="#__RefHeading__1478_1541283110111111111111">4.9.2 Parameters<text:tab/>15</text:a></text:p>
          <text:p text:style-name="P9"><text:a xlink:type="simple" xlink:href="#__RefHeading__1480_1541283110111111111111">4.9.3 Return value components<text:tab/>15</text:a></text:p>
          <text:p text:style-name="P9"><text:a xlink:type="simple" xlink:href="#__RefHeading__1524_1541283110111111111111">4.9.4 Review<text:tab/>15</text:a></text:p>
        </text:index-body>
      </text:table-of-content>
      <text:p text:style-name="P2"/>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StandardReturType<text:span text:style-name="T3">. The second object will contain the actual returned value of the operation (in case of success) or null (in case of failure).</text:span></text:p>
      <text:h text:style-name="P12" text:outline-level="2"><text:bookmark text:name="__RefHeading__1472_1541283110"/>StandardReturType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Code">public<text:span text:style-name="T4"> </text:span>partial<text:span text:style-name="T4"> </text:span>class<text:span text:style-name="T4"> </text:span>StandardReturType</text:p>
      <text:p text:style-name="P4">{</text:p>
      <text:p text:style-name="P6">public<text:span text:style-name="T4"> </text:span>string<text:span text:style-name="T4"> </text:span>StatusKode<text:span text:style-name="T4">;</text:span></text:p>
      <text:p text:style-name="P6">public<text:span text:style-name="T4"> </text:span>string<text:span text:style-name="T4"> </text:span>FejlbeskedTekst<text:span text:style-name="T4">;</text:span></text:p>
      <text:p text:style-name="P5">}</text:p>
      <text:p text:style-name="Text_20_body"/>
      <text:p text:style-name="Text_20_body">The<text:span text:style-name="T3"> </text:span>StatusKode<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FejlbeskedTekst<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StandardReturType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Table_20_Heading">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Table_20_Heading">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Table_20_Heading">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elementName<text:span text:style-name="T3">&gt;</text:span></text:p>
          </table:table-cell>
          <table:table-cell table:style-name="Table3.B1" office:value-type="string">
            <text:p text:style-name="Table_20_Contents">The<text:span text:style-name="T3"> </text:span>element<text:span text:style-name="T3"> &lt;</text:span>elementName<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objectName<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SubscribeOnBirthdate<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SetDataProviders<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AppToke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text:span text:style-name="T3"> </text:span>token<text:span text:style-name="T3"> </text:span>passed<text:span text:style-name="T3"> </text:span>to<text:span text:style-name="T3"> </text:span>UnRegisterApp<text:span text:style-name="T3"> </text:span>or<text:span text:style-name="T3"> </text:span>ApproveAppRegistratio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GetPersonBirthdates<text:span text:style-name="T3"> </text:span>and<text:span text:style-name="T3"> </text:span>DequeueDataChangeEvents<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paramNam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MaksimalAntalKvantitet<text:span text:style-name="T3"> </text:span>and<text:span text:style-name="T3"> </text:span>FoersteResultatReference</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ApplicationHeader<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uuid<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RefreshRead<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cprNumber<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GetUuid</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MaksimalAntalKvantitet<text:span text:style-name="T3"> </text:span>and<text:span text:style-name="T3"> </text:span>FoersteResultatReference<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exceptionMessage<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ApplicationName<text:span text:style-name="T3"> '&lt;</text:span>appName<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RequestAppRegistratio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SubscribeOnBirthdate<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Table_20_Heading">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Table_20_Heading">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Table_20_Heading">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Table_20_Heading">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NotificationChannel<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SubscribeOnBirthdate<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RefreshRead). Otherwise, an external data provider is used to implement the request.</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Text_20_body">LaesOutputType Refresh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p text:style-name="Text_20_body"/>
      <text:h text:style-name="Heading_20_2" text:outline-level="2"><text:bookmark text:name="__RefHeading__1766_1541283110"/>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text:soft-page-break/>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ListInputType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aesResultat</text:p>
          </table:table-cell>
          <table:table-cell table:style-name="Table12.B2" office:value-type="string">
            <text:p text:style-name="P7">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2" text:outline-level="2"><text:bookmark text:name="__RefHeading__1770_1541283110"/>Search<text:bookmark-end text:name="__RefHeading__1770_1541283110"/></text:h>
      <text:p text:style-name="Text_20_body">Searches the local database for matching persons. The current implementation can only search by UUID, CPR number, first name, middle <text:s/>name or last name. Search is performed for whole words only..</text:p>
      <text:h text:style-name="Heading_20_3" text:outline-level="3"><text:bookmark text:name="__RefHeading__1911_1541283110"/>Signature<text:bookmark-end text:name="__RefHeading__1911_1541283110"/></text:h>
      <text:p text:style-name="Text_20_body">SoegOutputType Search(SoegInputType1 searchCriteria)</text:p>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text:soft-page-break/>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LaesResultat</text:p>
          </table:table-cell>
          <table:table-cell table:style-name="Table15.B2" office:value-type="string">
            <text:p text:style-name="P7">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Heading_20_2" text:outline-level="2"><text:bookmark text:name="__RefHeading__1772_1541283110"/>GetUuid<text:bookmark-end text:name="__RefHeading__1772_1541283110"/></text:h>
      <text:p text:style-name="Text_20_body">Gets the person's UUID from his CPR number. If no mapping is found locally, it calls the UUID assignment authority (PersonMaster service).</text:p>
      <text:h text:style-name="Heading_20_3" text:outline-level="3"><text:bookmark text:name="__RefHeading__1913_1541283110"/>Signature<text:bookmark-end text:name="__RefHeading__1913_1541283110"/></text:h>
      <text:p text:style-name="Text_20_body">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7">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p text:style-name="Text_20_body"/>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13"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Text_20_body">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ApplicationName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7">The new ApplicationType object. A new application token will be assigned and passed in this object.</text:p>
            <text:p text:style-name="P7">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13"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Text_20_body">BasicOutputTypeOfBoolean ApproveAppRegisteration(string ApplicationToken)</text:p>
      <text:h text:style-name="Heading_20_3" text:outline-level="3"><text:bookmark text:name="__RefHeading__1478_154128311011111"/><text:soft-page-break/>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ApplicationToke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7">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13"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Text_20_body">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7">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13" text:outline-level="2"><text:bookmark text:name="__RefHeading__2196_2114490374"/>UnregisterApp<text:bookmark-end text:name="__RefHeading__2196_2114490374"/></text:h>
      <text:p text:style-name="Text_20_body">Unregister an application registration. An application can unregister itself, but its token <text:soft-page-break/>would then be unusable until another application approves it.</text:p>
      <text:h text:style-name="Heading_20_3" text:outline-level="3"><text:bookmark text:name="__RefHeading__1913_15412831101111"/>Signature<text:bookmark-end text:name="__RefHeading__1913_15412831101111"/></text:h>
      <text:p text:style-name="Text_20_body">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ApplicationToke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7">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13"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Text_20_body">BasicOutputTypeOfArrayOfServiceVersionType GetCapabilities()</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7">Array of ServiceVersionType with the supported service list.</text:p>
          </table:table-cell>
        </table:table-row>
      </table:table>
      <text:h text:style-name="Heading_20_3" text:outline-level="3"><text:bookmark text:name="__RefHeading__1524_154128311011111111"/><text:soft-page-break/>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13"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Text_20_body">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Table_20_Contents">serviceName </text:p>
          </table:table-cell>
          <table:table-cell table:style-name="Table35.B2" office:value-type="string">
            <text:p text:style-name="Table_20_Contents">Service Name</text:p>
          </table:table-cell>
        </table:table-row>
        <table:table-row>
          <table:table-cell table:style-name="Table35.A2" office:value-type="string">
            <text:p text:style-name="Table_20_Contents">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7">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13"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Text_20_body">BasicOutputTypeOfArrayOfDataProviderType GetDataProviderList()</text:p>
      <text:h text:style-name="Heading_20_3" text:outline-level="3"><text:bookmark text:name="__RefHeading__1478_15412831101111111111"/><text:soft-page-break/>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7">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13"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Text_20_body">BasicOutputTypeOfBoolean SetDataProviderList(DataProviderType[] dataProviders)</text:p>
      <text:h text:style-name="Heading_20_3" text:outline-level="3"><text:bookmark text:name="__RefHeading__1478_154128311011111111111"/>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DataProviders </text:p>
          </table:table-cell>
          <table:table-cell table:style-name="Table40.B2" office:value-type="string">
            <text:p text:style-name="P11">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7">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13" text:outline-level="2"><text:bookmark text:name="__RefHeading__2204_2114490374"/>Log<text:bookmark-end text:name="__RefHeading__2204_2114490374"/></text:h>
      <text:p text:style-name="P16"><text:soft-page-break/>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Text_20_body">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11">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7">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14"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Admin service</text:chapter></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MP3" style:page-layout-name="Mpm7">
      <style:header>
        <text:p text:style-name="MP1"><draw:g text:anchor-type="paragraph" draw:z-index="15"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creator>Beemen Beshara</dc:creator>
    <dc:date>2012-01-17T20:37:36.26</dc:date>
    <meta:editing-cycles>40</meta:editing-cycles>
    <meta:editing-duration>PT6H15M28S</meta:editing-duration>
    <meta:generator>LibreOffice/3.4$Win32 LibreOffice_project/340m1$Build-103</meta:generator>
    <dc:subject>Method description</dc:subject>
    <meta:document-statistic meta:table-count="43" meta:image-count="0" meta:object-count="0" meta:page-count="15" meta:paragraph-count="0" meta:word-count="1834" meta:character-count="12631" meta:non-whitespace-character-count="11270"/>
    <meta:user-defined meta:name="Info 1"/>
    <meta:user-defined meta:name="Info 2"/>
    <meta:user-defined meta:name="Info 3"/>
    <meta:user-defined meta:name="Info 4"/>
  </office:meta>
</office:document-meta>
</file>